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false"/>
      <style:text-properties officeooo:rsid="0011f2c8" officeooo:paragraph-rsid="0011f2c8"/>
    </style:style>
    <style:style style:name="P2" style:family="paragraph" style:parent-style-name="Standard">
      <style:paragraph-properties fo:line-height="200%" fo:text-align="left" style:justify-single-word="false" fo:text-indent="0.5in" style:auto-text-indent="false"/>
      <style:text-properties style:text-underline-style="solid" style:text-underline-width="auto" style:text-underline-color="font-color" fo:font-weight="bold" officeooo:rsid="0011f2c8" officeooo:paragraph-rsid="0011f2c8" style:font-weight-asian="bold" style:font-weight-complex="bold"/>
    </style:style>
    <style:style style:name="P3" style:family="paragraph" style:parent-style-name="Standard">
      <style:paragraph-properties fo:line-height="200%" fo:text-align="left" style:justify-single-word="false" fo:text-indent="0.5in" style:auto-text-indent="false"/>
      <style:text-properties style:text-underline-style="none" fo:font-weight="normal" officeooo:rsid="0011f2c8" officeooo:paragraph-rsid="0011f2c8" style:font-weight-asian="normal" style:font-weight-complex="normal"/>
    </style:style>
    <style:style style:name="P4" style:family="paragraph" style:parent-style-name="Standard">
      <style:paragraph-properties fo:line-height="200%" fo:text-align="left" style:justify-single-word="false" fo:text-indent="0.5in" style:auto-text-indent="false"/>
      <style:text-properties style:text-underline-style="solid" style:text-underline-width="auto" style:text-underline-color="font-color" fo:font-weight="bold" officeooo:rsid="00126914" officeooo:paragraph-rsid="00126914" style:font-weight-asian="bold" style:font-weight-complex="bold"/>
    </style:style>
    <style:style style:name="P5" style:family="paragraph" style:parent-style-name="Standard">
      <style:paragraph-properties fo:line-height="200%" fo:text-align="left" style:justify-single-word="false" fo:text-indent="0.5in" style:auto-text-indent="false"/>
      <style:text-properties style:text-underline-style="none" fo:font-weight="normal" officeooo:rsid="00126914" officeooo:paragraph-rsid="00126914" style:font-weight-asian="normal" style:font-weight-complex="normal"/>
    </style:style>
    <style:style style:name="P6" style:family="paragraph" style:parent-style-name="Standard">
      <style:paragraph-properties fo:line-height="200%" fo:text-align="left" style:justify-single-word="false" fo:text-indent="0.5in" style:auto-text-indent="false"/>
      <style:text-properties style:text-underline-style="none" fo:font-weight="normal" officeooo:rsid="00126914" officeooo:paragraph-rsid="00140608" style:font-weight-asian="normal" style:font-weight-complex="normal"/>
    </style:style>
    <style:style style:name="P7" style:family="paragraph" style:parent-style-name="Standard">
      <style:paragraph-properties fo:line-height="200%" fo:text-align="left" style:justify-single-word="false" fo:text-indent="0.5in" style:auto-text-indent="false"/>
      <style:text-properties style:text-underline-style="solid" style:text-underline-width="auto" style:text-underline-color="font-color" fo:font-weight="bold" officeooo:rsid="00140608" officeooo:paragraph-rsid="00140608" style:font-weight-asian="bold" style:font-weight-complex="bold"/>
    </style:style>
    <style:style style:name="P8" style:family="paragraph" style:parent-style-name="Standard">
      <style:paragraph-properties fo:line-height="200%" fo:text-align="left" style:justify-single-word="false" fo:text-indent="0.5in" style:auto-text-indent="false" style:writing-mode="lr-tb" style:writing-mode-automatic="false"/>
      <style:text-properties style:text-underline-style="none" fo:font-weight="normal" officeooo:rsid="00140608" officeooo:paragraph-rsid="00140608" style:font-weight-asian="normal" style:font-weight-complex="normal"/>
    </style:style>
    <style:style style:name="T1" style:family="text">
      <style:text-properties officeooo:rsid="001406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Corinthians 11:23-3<text:span text:style-name="T1">0</text:span> – Communion</text:p>
      <text:p text:style-name="P2">Preface</text:p>
      <text:p text:style-name="P3"><text:tab/>Today we take a break from the Sermon on the Mount and are doing communion. Today’s sermon is meant for Christians. I say this because it is only Christians who should be taking communion and with communion, we will see a warning about how to take it and why you should refrain. </text:p>
      <text:p text:style-name="P4">Vs. 23-26</text:p>
      <text:p text:style-name="P5"><text:tab/>A. It is no secret that Paul was visited by Jesus on the road to Damascus, He was also taken up to the third Heaven. It should be noted that Paul would have also discussed the Lord’s Supper with the other disciples.</text:p>
      <text:p text:style-name="P5"><text:tab/>B. Jesus broke bread and took a cup of wine and made a proclamation to the disciples that night that would come true. His body was broken for us and His blood was poured out for our sins. The bible teaches in Leviticus 17:11 and Hebrews 9:22 that the only way sins can be forgiven is with blood.</text:p>
      <text:p text:style-name="P5"><text:tab/>C. <text:s/>In taking communion we are acknowledging that Jesus was beaten and scourged and crucified for our sins. All of our sins not just some of them. He had to take the sins of the entire world upon Him otherwise His sacrifice would have been in vain.</text:p>
      <text:p text:style-name="P4">Vs. 27</text:p>
      <text:p text:style-name="P5"><text:tab/>A. The Church at Corinth had a lot of wealthy people in it, they also had a lot of poor in the church. The letters to the Corinthians in which we know of at least 3, 2 made it into Cannon, were letters of telling the church what they were doing wrong and how to fix them. Communion was no different.</text:p>
      <text:p text:style-name="P5"><text:tab/>B. This is where we head a strong warning by Paul. In the previous verses above our key text. We see that the people of Corinth were using communion to get more food. They were taking communion and using it as a supper meal and excluding the poor. </text:p>
      <text:p text:style-name="P5"><text:soft-page-break/><text:tab/>C. Jesus’ blood was not shed in vain, Jesus’ body was not broken in vain. His sacrifice was for the benefit for past, present and future generations. His body and blood were Holy and perfect that is why it is important to take communion with the same respect as we should when we pray.</text:p>
      <text:p text:style-name="P4">Vs. 28-30</text:p>
      <text:p text:style-name="P6"><text:tab/>A. <text:span text:style-name="T1">All of us are sinners and are unworthy of taking communion. All of us are sinners and have fallen short of the glory of God. None of us were worthy of Christ’s sacrifice for us, but He did it anyway. </text:span></text:p>
      <text:p text:style-name="P6"><text:tab/><text:span text:style-name="T1">B. Paul is telling us here that taking communion flippantly or without the proper respect and admiration for Jesus that it deserves have serious consequences. You are literally drinking judgment upon yourselves. </text:span></text:p>
      <text:p text:style-name="P6"><text:tab/><text:span text:style-name="T1">C. This warning is stern for a reason. Taking communion thinking your deserve grace or taking communion as a way to get food (as silly as this sounds to us in today’s world) is not the way to take it.</text:span></text:p>
      <text:p text:style-name="P7">Ending</text:p>
      <text:p text:style-name="P8"><text:tab/>My best friend Pastor A.J. Bernard wrote this in his sermon on communion. “There is this wonderful story about the great Scottish theologian, John Duncan, of New College in Edinburgh. <text:s/></text:p>
      <text:p text:style-name="P8">Duncan was attending a communion service in a Highland church. On this particular day, he was feeling so down, so defeated, so personally unworthy that when the bread and wine of the Lord’s Supper were passed to him, he felt like he couldn’t take them. So he let them pass him by.</text:p>
      <text:p text:style-name="P8">Sitting there, feeling miserable in his spirit, he looked up to notice a girl in the congregation who also allowed the bread and wine to pass by her. Seeing this, he broke down into tears and wept. He saw her tears and it drove him back to the truth of the Gospel that he himself needed to recall. He leant forwards and whispered to her, “Take it, lassie. Take it. It is meant for sinners.” And he took the Lord’s Supper with her.</text:p>
      <text:p text:style-name="P8"/>
      <text:p text:style-name="P8"><text:soft-page-break/>In his fear, in his lack of understanding, about this verse, Duncan felt himself unworthy of taking the elements of the Lord’s Supper. <text:s/>But when it wasn’t about him, when it was about the young woman, he suddenly remembered a wonderful truth; the communion is for those of us who remember Christ’s sacrifice. <text:s/>If you feel unworthy of Christ’s death on your behalf, that’s a PROPER understanding of the situation! <text:s/>If you feel unworthy of His shed blood, you have a RIGHT understanding of the situation! <text:s/></text:p>
      <text:p text:style-name="P8">That’s because you are! <text:s/>And I’m not pointing fingers here: every single one of us have sinned and fallen short of the Glory of God. <text:s/>There is none without sin, there is none worthy, no, not one. <text:s/>Only Christ is worthy. <text:s/>But the Gospel message says that He came to take our place: Christ paid a debt we could not pay and imputed to us His righteousness. <text:s/></text:p>
      <text:p text:style-name="P8">So if none of us are worthy of His blood, how can we ever take the Lord’s Supper in a worthy manner?</text:p>
      <text:p text:style-name="P8">Quite simply, do what Christ commanded in verses 24 and 25:</text:p>
      <text:p text:style-name="P8">Remember Him. <text:s/></text:p>
      <text:p text:style-name="P8">We remember the body that was broken, like the bread. <text:s/>We remember the blood that was poured out, like the wine. <text:s/>We come together, not as rich and poor, not as wise and foolish, not as noble and common, but we come together as sinners, accepting from the Hand of God the sacrifice for our sins, the Body of Christ. <text:s/>We draw together to remember Him, and what He has done. <text:s/></text:p>
      <text:p text:style-name="P8">We confess before God that we are unworthy, that we have sinned. <text:s/>We receive from Him the free gift of Grace, the justification that cleanses us from all unrighteousness. <text:s/>When we take the bread, when we receive the wine, we remember the body that was broken, and the blood that was spilled.“</text:p>
      <text:p text:style-name="P8">Pr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7T16:35:18.548641655</meta:creation-date>
    <dc:date>2026-03-07T17:14:30.113591857</dc:date>
    <meta:editing-duration>PT10M22S</meta:editing-duration>
    <meta:editing-cycles>1</meta:editing-cycles>
    <meta:document-statistic meta:table-count="0" meta:image-count="0" meta:object-count="0" meta:page-count="3" meta:paragraph-count="27" meta:word-count="964" meta:character-count="5164" meta:non-whitespace-character-count="4188"/>
    <meta:generator>LibreOffice/26.2.1.2$Linux_X86_64 LibreOffice_project/4498df292cc7b696862cd17d793f3e8fd1382c8a</meta:generator>
  </office:meta>
</office:document-meta>
</file>